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7cm" svg:height="1.46cm" draw:transform="rotate (-0.386066830541146) translate (4.7763266321704cm 1.672241976327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607) rotate (-2.15652882376419) translate (5.8338736382088cm 1.85919549264571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57) rotate (-2.15705242253979) translate (5.0464725199636cm 2.633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0:32.775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